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5.339in"/>
    </style:style>
    <style:style style:name="co4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1.42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244in" fo:break-before="auto" style:use-optimal-row-height="fals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50938a"/>
    </style:style>
    <style:style style:name="ce3" style:family="table-cell" style:parent-style-name="Default">
      <style:table-cell-properties fo:background-color="#50938a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00a933"/>
      <style:text-properties fo:color="#00a933"/>
    </style:style>
    <style:style style:name="ce4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lateform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Inscrip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table:style-name="ce8" office:value-type="string" calcext:value-type="string">
            <text:p>Toavina 48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eer des classes avec typescript pour eviter de créer plusieurs variables dans</text:p>
            <text:p> Les composants : User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User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eckIfExists() : verifier si l’utilisateur existe déjà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User(User), toujours controller les valeurs dans les setters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CheckIfExists(User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Aro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Meyli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Creation encher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Enchere,DetailsEnchere,Produi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345678i90o’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Auction(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isValideToken(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Auction(User,Auction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able : Produit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/ Fiche des encheres (Sans login)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encheres et statu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 : exist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Token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xistant + Status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ncheri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Rencheri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encherir(Encherir,User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Rencherir() + contrôle valeu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Rencherir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erche avance sur listes ench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searchAuction(Enchere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searchAuction(Enchere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e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Historiques de ses propres encher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Historique(User,Token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Historique(Us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Notific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_Notification(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AuctionEnded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Listes des encheres terminees non vue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arger compte et valid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Compte,Token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1:56:53.634107334</meta:creation-date>
    <dc:date>2023-01-18T16:09:55.272805193</dc:date>
    <meta:editing-duration>PT3H43M8S</meta:editing-duration>
    <meta:editing-cycles>46</meta:editing-cycles>
    <meta:generator>LibreOffice/7.3.7.2$Linux_X86_64 LibreOffice_project/30$Build-2</meta:generator>
    <meta:document-statistic meta:table-count="1" meta:cell-count="488" meta:object-count="0"/>
  </office:meta>
</office:document-meta>
</file>